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D45000001A28132BD1D42906BF7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5.875cm" table:align="left"/>
    </style:style>
    <style:style style:name="Tableau1.A" style:family="table-column">
      <style:table-column-properties style:column-width="9.46cm"/>
    </style:style>
    <style:style style:name="Tableau1.B" style:family="table-column">
      <style:table-column-properties style:column-width="3.24cm"/>
    </style:style>
    <style:style style:name="Tableau1.C" style:family="table-column">
      <style:table-column-properties style:column-width="3.175cm"/>
    </style:style>
    <style:style style:name="Tableau1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  <style:text-properties style:font-name="Arial" fo:font-size="9pt" officeooo:rsid="005554c5" officeooo:paragraph-rsid="005554c5" style:font-size-asian="9pt" style:font-size-complex="9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 style:master-page-name="">
      <style:paragraph-properties fo:margin-left="0cm" fo:margin-right="0cm" fo:text-indent="0.025cm" style:auto-text-indent="false" style:page-number="auto">
        <style:tab-stops>
          <style:tab-stop style:position="17cm" style:type="right"/>
        </style:tab-stops>
      </style:paragraph-properties>
      <style:text-properties style:font-name="Arial" fo:font-size="14pt" style:font-size-asian="14pt" style:font-size-complex="14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" fo:font-size="14pt" style:font-size-asian="14pt" style:font-size-complex="14pt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7.255cm" style:type="right"/>
        </style:tab-stops>
      </style:paragraph-properties>
      <style:text-properties style:font-name="Arial"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9.26cm" style:type="right"/>
        </style:tab-stops>
      </style:paragraph-properties>
      <style:text-properties style:font-name="Arial" fo:font-size="14pt" style:font-size-asian="14pt" style:font-size-complex="14pt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4pt" style:font-size-asian="14pt" style:font-size-complex="14pt"/>
    </style:style>
    <style:style style:name="P9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4pt" style:font-size-asian="14pt" style:font-size-complex="14pt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4pt" officeooo:paragraph-rsid="0054b8f9" style:font-size-asian="14pt" style:font-size-complex="14pt"/>
    </style:style>
    <style:style style:name="P11" style:family="paragraph" style:parent-style-name="Standard">
      <style:paragraph-properties fo:margin-left="0.049cm" fo:margin-right="0cm" fo:text-indent="0cm" style:auto-text-indent="false"/>
      <style:text-properties style:font-name="Arial" fo:font-size="14pt" style:font-size-asian="14pt" style:font-size-complex="14pt"/>
    </style:style>
    <style:style style:name="P12" style:family="paragraph" style:parent-style-name="Standard" style:master-page-name="">
      <style:paragraph-properties fo:margin-left="0.049cm" fo:margin-right="0cm" fo:text-indent="0cm" style:auto-text-indent="false" style:page-number="auto"/>
      <style:text-properties style:font-name="Arial" fo:font-size="14pt" style:font-size-asian="14pt" style:font-size-complex="14pt"/>
    </style:style>
    <style:style style:name="P13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style:font-size-asian="14pt" style:font-size-complex="14pt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17cm" style:type="right"/>
        </style:tab-stops>
      </style:paragraph-properties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15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16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Ari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5.502cm"/>
        </style:tab-stops>
      </style:paragraph-properties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margin-left="0cm" fo:margin-right="0cm" fo:text-indent="0cm" style:auto-text-indent="false">
        <style:tab-stops>
          <style:tab-stop style:position="5.502cm"/>
        </style:tab-stops>
      </style:paragraph-properties>
      <style:text-properties style:font-name="Arial" fo:font-size="11pt" fo:font-style="normal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>
          <style:tab-stop style:position="17cm" style:type="right"/>
        </style:tab-stops>
      </style:paragraph-properties>
      <style:text-properties style:font-name="Arial"/>
    </style:style>
    <style:style style:name="P22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3" style:family="paragraph" style:parent-style-name="Header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text-indent="0cm" style:auto-text-indent="false" style:page-number="auto"/>
      <style:text-properties fo:color="#000000" loext:opacity="100%" style:font-name="Arial" fo:font-size="14pt" style:font-size-asian="14pt" style:font-name-complex="Menlo Regular" style:font-size-complex="14pt"/>
    </style:style>
    <style:style style:name="P25" style:family="paragraph" style:parent-style-name="Heading_20_1">
      <style:text-properties style:font-name="Arial" fo:font-size="18pt" fo:font-weight="bold" style:font-size-asian="18pt" style:font-weight-asian="bold" style:font-size-complex="18pt"/>
    </style:style>
    <style:style style:name="P26" style:family="paragraph" style:parent-style-name="Heading_20_1">
      <style:paragraph-properties fo:margin-left="0cm" fo:margin-right="0cm" fo:text-indent="0cm" style:auto-text-indent="false" fo:break-before="page">
        <style:tab-stops>
          <style:tab-stop style:position="5.502cm"/>
        </style:tab-stops>
      </style:paragraph-properties>
      <style:text-properties style:font-name="Arial" fo:font-size="18pt" fo:font-style="normal" fo:font-weight="bold" style:font-size-asian="18pt" style:font-style-asian="normal" style:font-weight-asian="bold" style:font-size-complex="18pt" style:font-style-complex="normal"/>
    </style:style>
    <style:style style:name="P27" style:family="paragraph" style:parent-style-name="Heading_20_2">
      <style:text-properties officeooo:paragraph-rsid="005afb67"/>
    </style:style>
    <style:style style:name="P28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4pt" officeooo:paragraph-rsid="005fd38a" style:font-size-asian="14pt" style:font-name-complex="Menlo Regular" style:font-size-complex="14pt"/>
    </style:style>
    <style:style style:name="T1" style:family="text">
      <style:text-properties officeooo:rsid="005b8074"/>
    </style:style>
    <style:style style:name="T2" style:family="text">
      <style:text-properties officeooo:rsid="0058661b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5e61e6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color="#000000" loext:opacity="100%" fo:font-size="14pt" style:font-size-asian="14pt" style:font-name-complex="Menlo Regular" style:font-size-complex="14pt"/>
    </style:style>
    <style:style style:name="T7" style:family="text">
      <style:text-properties fo:color="#000000" loext:opacity="100%" fo:font-size="14pt" fo:font-style="italic" style:font-size-asian="14pt" style:font-style-asian="italic" style:font-name-complex="Menlo Regular" style:font-size-complex="1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font-name="Arial" fo:font-size="14pt" style:font-size-asian="14pt" style:font-size-complex="14pt"/>
    </style:style>
    <style:style style:name="T14" style:family="text">
      <style:text-properties style:font-name="Arial" fo:font-size="14pt" officeooo:rsid="005afb67" style:font-size-asian="14pt" style:font-size-complex="14pt"/>
    </style:style>
    <style:style style:name="T15" style:family="text">
      <style:text-properties officeooo:rsid="005afb67"/>
    </style:style>
    <style:style style:name="T16" style:family="text">
      <style:text-properties officeooo:rsid="005fd38a"/>
    </style:style>
    <style:style style:name="fr1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WST-Nr: CHE-102.757.592 MWST <text:s/>(Chrischona Schweiz)</text:p>
      <text:h text:style-name="P25" text:outline-level="1">Kerzenziehen {year}, Buchung {bookingId}</text:h>
      <text:h text:style-name="Heading_20_2" text:outline-level="2">Rechnung</text:h>
      <text:p text:style-name="P21"><text:span text:style-name="T4">Schulklasse</text:span><text:span text:style-name="T3">: </text:span><text:span text:style-name="T5"><text:tab/></text:span></text:p>
      <text:p text:style-name="P14"/>
      <text:p text:style-name="P4">Leiter/in: <text:span text:style-name="T8"><text:tab/></text:span></text:p>
      <text:p text:style-name="P12"/>
      <text:p text:style-name="P11"/>
      <text:p text:style-name="P16">Datum, Kurs<text:tab/><text:tab/>CHF</text:p>
      <text:p text:style-name="P13"/>
      <text:p text:style-name="P13">{date}, <text:span text:style-name="T8"><text:tab/></text:span><text:tab/>{priceTotal}</text:p>
      <text:p text:style-name="P13"/>
      <text:p text:style-name="P13"><text:span text:style-name="T8"><text:tab/></text:span><text:span text:style-name="T9"><text:tab/></text:span><text:span text:style-name="T8"><text:tab/></text:span></text:p>
      <text:p text:style-name="P15"><text:span text:style-name="T8"/></text:p>
      <text:p text:style-name="P13"><text:span text:style-name="T8"><text:tab/></text:span><text:span text:style-name="T9"><text:tab/></text:span><text:span text:style-name="T8"><text:tab/></text:span></text:p>
      <text:p text:style-name="P13"/>
      <text:p text:style-name="P9">Gesamtbetrag (inkl. <text:span text:style-name="T15">7.7</text:span>% MWST):<text:tab/>{priceTotal}<text:tab/></text:p>
      <text:p text:style-name="P8"/>
      <text:p text:style-name="P5"/>
      <text:p text:style-name="P5"/>
      <text:p text:style-name="P6">Datum: <text:span text:style-name="T8"><text:tab/></text:span></text:p>
      <text:p text:style-name="P6"/>
      <text:p text:style-name="P6">Name: <text:span text:style-name="T8"><text:tab/></text:span></text:p>
      <text:p text:style-name="P5"/>
      <text:p text:style-name="P5"/>
      <text:p text:style-name="P7">Unterschrift: <text:span text:style-name="T8"><text:tab/></text:span></text:p>
      <text:p text:style-name="P5"/>
      <text:p text:style-name="P5"/>
      <text:p text:style-name="P29">☐<text:tab/><text:span text:style-name="T16">Bar-</text:span>Betrag dankend erhalten</text:p>
      <text:p text:style-name="P29">☐<text:tab/><text:span text:style-name="T16">Twint-</text:span>Betrag dankend erhalten</text:p>
      <text:p text:style-name="P17"><text:span text:style-name="T6">☐<text:tab/>Betrag zu überweisen auf untenstehendes Konto, Zweck: </text:span><text:span text:style-name="T7">Kerzenziehen</text:span></text:p>
      <text:p text:style-name="P24"/>
      <text:p text:style-name="P18"/>
      <text:p text:style-name="P18"/>
      <text:p text:style-name="P19">Kontoverbindung:<text:tab/>CH05 0688 8016 1232 5000 7</text:p>
      <text:p text:style-name="P19"><text:tab/>Verein Chrischona Schweiz</text:p>
      <text:p text:style-name="P19"><text:tab/>Chrischona-Gemeinde Uster</text:p>
      <text:p text:style-name="P20"><text:tab/>4126 Bettingen</text:p>
      <text:h text:style-name="P26" text:outline-level="1">Kerzenziehen {year}, Buchung {bookingId}</text:h>
      <text:p text:style-name="P10">Gesamtbetrag (inkl. <text:span text:style-name="T15">7.7</text:span>% MWST):<text:tab/>{priceTotal}</text:p>
      <text:h text:style-name="P27" text:outline-level="2">Detailauflistung<text:span text:style-name="T13"> (inkl. </text:span><text:span text:style-name="T14">7.7</text:span><text:span text:style-name="T13">% MWST)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813172275504">
          <table:table-cell table:style-name="Tableau1.A1" office:value-type="string">
            <text:p text:style-name="P22">[!-- BEGIN row.articles --]<text:span text:style-name="T10">{articleTitle}</text:span></text:p>
          </table:table-cell>
          <table:table-cell table:style-name="Tableau1.A1" office:value-type="string">
            <text:p text:style-name="P23">{articleDetails}</text:p>
          </table:table-cell>
          <table:table-cell table:style-name="Tableau1.A1" office:value-type="string">
            <text:p text:style-name="P22"><text:span text:style-name="T12">{articleCost}</text:span><text:span text:style-name="T11">[!-- END row.articles --]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9pt" officeooo:rsid="005554c5" officeooo:paragraph-rsid="005554c5" style:font-size-asian="9pt" style:font-size-complex="9pt"/>
    </style:style>
    <style:style style:name="MT1" style:family="text">
      <style:text-properties officeooo:rsid="005b8074"/>
    </style:style>
    <style:style style:name="MT2" style:family="text">
      <style:text-properties officeooo:rsid="0058661b"/>
    </style:style>
    <style:style style:name="Mfr1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Bild1" text:anchor-type="as-char" svg:y="-0.178cm" svg:width="14.381cm" svg:height="1.769cm" draw:z-index="1"><draw:image xlink:href="Pictures/1000000000000D45000001A28132BD1D42906BF7.jpg" xlink:type="simple" xlink:show="embed" xlink:actuate="onLoad" draw:mime-type="image/jpeg"/></draw:frame></text:p>
      </style:header>
      <style:footer>
        <text:p text:style-name="MP1">Uster, {date} <text:span text:style-name="MT1">{time}</text:span>, <text:span text:style-name="MT2">v1.0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Cyril PIERRE de GEYERR</meta:initial-creator>
    <meta:creation-date>2008-09-02T10:04:05</meta:creation-date>
    <dc:date>2021-11-02T23:58:36.973000000</dc:date>
    <meta:editing-cycles>78</meta:editing-cycles>
    <meta:editing-duration>PT2H27M36S</meta:editing-duration>
    <meta:document-statistic meta:table-count="1" meta:image-count="1" meta:object-count="0" meta:page-count="2" meta:paragraph-count="28" meta:word-count="84" meta:character-count="721" meta:non-whitespace-character-count="640"/>
    <meta:user-defined meta:name="Info 1"/>
    <meta:user-defined meta:name="Info 2"/>
    <meta:user-defined meta:name="Info 3"/>
    <meta:user-defined meta:name="Info 4"/>
  </office:meta>
</office:document-meta>
</file>